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39888888888889cm"/>
    </style:style>
    <style:style style:name="co2" style:family="table-column">
      <style:table-column-properties fo:break-before="auto" style:column-width="2.04611111111111cm"/>
    </style:style>
    <style:style style:name="co3" style:family="table-column">
      <style:table-column-properties fo:break-before="auto" style:column-width="0.687916666666667cm"/>
    </style:style>
    <style:style style:name="co4" style:family="table-column">
      <style:table-column-properties fo:break-before="auto" style:column-width="3.54541666666667cm"/>
    </style:style>
    <style:style style:name="co5" style:family="table-column">
      <style:table-column-properties fo:break-before="auto" style:column-width="1.83444444444444cm"/>
    </style:style>
    <style:style style:name="co6" style:family="table-column">
      <style:table-column-properties fo:break-before="auto" style:column-width="3.88055555555556cm"/>
    </style:style>
    <style:style style:name="co7" style:family="table-column">
      <style:table-column-properties fo:break-before="auto" style:column-width="2.50472222222222cm"/>
    </style:style>
    <style:style style:name="co8" style:family="table-column">
      <style:table-column-properties fo:break-before="auto" style:column-width="4.55083333333333cm"/>
    </style:style>
    <style:style style:name="co9" style:family="table-column">
      <style:table-column-properties fo:break-before="auto" style:column-width="2.89277777777778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1.48166666666667cm"/>
    </style:style>
    <style:style style:name="co12" style:family="table-column">
      <style:table-column-properties fo:break-before="auto" style:column-width="3.33375cm"/>
    </style:style>
    <style:style style:name="co13" style:family="table-column">
      <style:table-column-properties fo:break-before="auto" style:column-width="1.74625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55222222222222cm"/>
    </style:style>
    <style:style style:name="co16" style:family="table-column">
      <style:table-column-properties fo:break-before="auto" style:column-width="1.67569444444444cm"/>
    </style:style>
    <style:style style:name="co17" style:family="table-column">
      <style:table-column-properties fo:break-before="auto" style:column-width="2.15194444444444cm"/>
    </style:style>
    <style:style style:name="co18" style:family="table-column">
      <style:table-column-properties fo:break-before="auto" style:column-width="3.38666666666667cm"/>
    </style:style>
    <style:style style:name="co19" style:family="table-column">
      <style:table-column-properties fo:break-before="auto" style:column-width="3.05152777777778cm"/>
    </style:style>
    <style:style style:name="co20" style:family="table-column">
      <style:table-column-properties fo:break-before="auto" style:column-width="2.20486111111111cm"/>
    </style:style>
    <style:style style:name="co21" style:family="table-column">
      <style:table-column-properties fo:break-before="auto" style:column-width="2.32833333333333cm"/>
    </style:style>
    <style:style style:name="co22" style:family="table-column">
      <style:table-column-properties fo:break-before="auto" style:column-width="2.02847222222222cm"/>
    </style:style>
    <style:style style:name="co23" style:family="table-column">
      <style:table-column-properties fo:break-before="auto" style:column-width="1.53458333333333cm"/>
    </style:style>
    <style:style style:name="co24" style:family="table-column">
      <style:table-column-properties fo:break-before="auto" style:column-width="1.37583333333333cm"/>
    </style:style>
    <style:style style:name="co25" style:family="table-column">
      <style:table-column-properties fo:break-before="auto" style:column-width="3.95111111111111cm"/>
    </style:style>
    <style:style style:name="co26" style:family="table-column">
      <style:table-column-properties fo:break-before="auto" style:column-width="2.27541666666667cm"/>
    </style:style>
    <style:style style:name="co27" style:family="table-column">
      <style:table-column-properties fo:break-before="auto" style:column-width="1.72861111111111cm"/>
    </style:style>
    <style:style style:name="co28" style:family="table-column">
      <style:table-column-properties fo:break-before="auto" style:column-width="1.18180555555556cm"/>
    </style:style>
    <style:style style:name="co29" style:family="table-column">
      <style:table-column-properties fo:break-before="auto" style:column-width="3.03388888888889cm"/>
    </style:style>
    <style:style style:name="co30" style:family="table-column">
      <style:table-column-properties fo:break-before="auto" style:column-width="1.69333333333333cm"/>
    </style:style>
    <style:style style:name="ro1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core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3" table:default-cell-style-name="ce1"/>
        <table:table-column table:style-name="co19" table:default-cell-style-name="ce1"/>
        <table:table-column table:style-name="co1" table:default-cell-style-name="ce1"/>
        <table:table-column table:style-name="co20" table:default-cell-style-name="ce1"/>
        <table:table-column table:style-name="co5" table:default-cell-style-name="ce1"/>
        <table:table-column table:style-name="co21" table:default-cell-style-name="ce1"/>
        <table:table-column table:style-name="co22" table:default-cell-style-name="ce1"/>
        <table:table-column table:style-name="co2" table:default-cell-style-name="ce1"/>
        <table:table-column table:style-name="co23" table:default-cell-style-name="ce1"/>
        <table:table-column table:style-name="co15" table:default-cell-style-name="ce1"/>
        <table:table-column table:style-name="co24" table:default-cell-style-name="ce1"/>
        <table:table-column table:style-name="co16" table:number-columns-repeated="2" table:default-cell-style-name="ce1"/>
        <table:table-column table:style-name="co25" table:default-cell-style-name="ce1"/>
        <table:table-column table:style-name="co5" table:default-cell-style-name="ce1"/>
        <table:table-column table:style-name="co26" table:default-cell-style-name="ce1"/>
        <table:table-column table:style-name="co15" table:default-cell-style-name="ce1"/>
        <table:table-column table:style-name="co27" table:default-cell-style-name="ce1"/>
        <table:table-column table:style-name="co19" table:default-cell-style-name="ce1"/>
        <table:table-column table:style-name="co20" table:default-cell-style-name="ce1"/>
        <table:table-column table:style-name="co19" table:default-cell-style-name="ce1"/>
        <table:table-column table:style-name="co20" table:default-cell-style-name="ce1"/>
        <table:table-column table:style-name="co28" table:default-cell-style-name="ce1"/>
        <table:table-column table:style-name="co1" table:default-cell-style-name="ce1"/>
        <table:table-column table:style-name="co29" table:default-cell-style-name="ce1"/>
        <table:table-column table:style-name="co30" table:number-columns-repeated="16339" table:default-cell-style-name="ce1"/>
        <table:table-row table:style-name="ro1">
          <table:table-cell office:value-type="string" table:style-name="ce1">
            <text:p>SEQUENCE:</text:p>
          </table:table-cell>
          <table:table-cell table:number-columns-repeated="44" table:style-name="Default_1"/>
          <table:table-cell table:number-columns-repeated="16339"/>
        </table:table-row>
        <table:table-row table:style-name="ro1">
          <table:table-cell office:value-type="string" table:style-name="ce1">
            <text:p>SCORE:</text:p>
          </table:table-cell>
          <table:table-cell office:value-type="string" table:style-name="ce1">
            <text:p>total_score</text:p>
          </table:table-cell>
          <table:table-cell office:value-type="string" table:style-name="ce1">
            <text:p>bu</text:p>
          </table:table-cell>
          <table:table-cell office:value-type="string" table:style-name="ce1">
            <text:p>complex_normalized</text:p>
          </table:table-cell>
          <table:table-cell office:value-type="string" table:style-name="ce1">
            <text:p>dG_cross</text:p>
          </table:table-cell>
          <table:table-cell office:value-type="string" table:style-name="ce1">
            <text:p>dG_cross/dSASAx100</text:p>
          </table:table-cell>
          <table:table-cell office:value-type="string" table:style-name="ce1">
            <text:p>dG_separated</text:p>
          </table:table-cell>
          <table:table-cell office:value-type="string" table:style-name="ce1">
            <text:p>dG_separated/dSASAx100</text:p>
          </table:table-cell>
          <table:table-cell office:value-type="string" table:style-name="ce1">
            <text:p>dSASA_hphobic</text:p>
          </table:table-cell>
          <table:table-cell office:value-type="string" table:style-name="ce1">
            <text:p>dSASA_int</text:p>
          </table:table-cell>
          <table:table-cell office:value-type="string" table:style-name="ce1">
            <text:p>dSASA_polar</text:p>
          </table:table-cell>
          <table:table-cell office:value-type="string" table:style-name="ce1">
            <text:p>ddg</text:p>
          </table:table-cell>
          <table:table-cell office:value-type="string" table:style-name="ce1">
            <text:p>delta_unsatHbonds</text:p>
          </table:table-cell>
          <table:table-cell office:value-type="string" table:style-name="ce1">
            <text:p>dslf_fa13</text:p>
          </table:table-cell>
          <table:table-cell office:value-type="string" table:style-name="ce1">
            <text:p>fa_atr</text:p>
          </table:table-cell>
          <table:table-cell office:value-type="string" table:style-name="ce1">
            <text:p>fa_dun</text:p>
          </table:table-cell>
          <table:table-cell office:value-type="string" table:style-name="ce1">
            <text:p>fa_elec</text:p>
          </table:table-cell>
          <table:table-cell office:value-type="string" table:style-name="ce1">
            <text:p>fa_intra_rep</text:p>
          </table:table-cell>
          <table:table-cell office:value-type="string" table:style-name="ce1">
            <text:p>fa_intra_sol_xover4</text:p>
          </table:table-cell>
          <table:table-cell office:value-type="string" table:style-name="ce1">
            <text:p>fa_rep</text:p>
          </table:table-cell>
          <table:table-cell office:value-type="string" table:style-name="ce1">
            <text:p>fa_sol</text:p>
          </table:table-cell>
          <table:table-cell office:value-type="string" table:style-name="ce1">
            <text:p>hbond_E_fraction</text:p>
          </table:table-cell>
          <table:table-cell office:value-type="string" table:style-name="ce1">
            <text:p>hbond_bb_sc</text:p>
          </table:table-cell>
          <table:table-cell office:value-type="string" table:style-name="ce1">
            <text:p>hbond_lr_bb</text:p>
          </table:table-cell>
          <table:table-cell office:value-type="string" table:style-name="ce1">
            <text:p>hbond_sc</text:p>
          </table:table-cell>
          <table:table-cell office:value-type="string" table:style-name="ce1">
            <text:p>hbond_sr_bb</text:p>
          </table:table-cell>
          <table:table-cell office:value-type="string" table:style-name="ce1">
            <text:p>hbonds_int</text:p>
          </table:table-cell>
          <table:table-cell office:value-type="string" table:style-name="ce1">
            <text:p>lk_ball_wtd</text:p>
          </table:table-cell>
          <table:table-cell office:value-type="string" table:style-name="ce1">
            <text:p>nres_all</text:p>
          </table:table-cell>
          <table:table-cell office:value-type="string" table:style-name="ce1">
            <text:p>nres_int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p_aa_pp</text:p>
          </table:table-cell>
          <table:table-cell office:value-type="string" table:style-name="ce1">
            <text:p>packstat</text:p>
          </table:table-cell>
          <table:table-cell office:value-type="string" table:style-name="ce1">
            <text:p>per_residue_energy_int</text:p>
          </table:table-cell>
          <table:table-cell office:value-type="string" table:style-name="ce1">
            <text:p>pro_close</text:p>
          </table:table-cell>
          <table:table-cell office:value-type="string" table:style-name="ce1">
            <text:p>rama_prepro</text:p>
          </table:table-cell>
          <table:table-cell office:value-type="string" table:style-name="ce1">
            <text:p>ref</text:p>
          </table:table-cell>
          <table:table-cell office:value-type="string" table:style-name="ce1">
            <text:p>sc_value</text:p>
          </table:table-cell>
          <table:table-cell office:value-type="string" table:style-name="ce1">
            <text:p>side1_normalized</text:p>
          </table:table-cell>
          <table:table-cell office:value-type="string" table:style-name="ce1">
            <text:p>side1_score</text:p>
          </table:table-cell>
          <table:table-cell office:value-type="string" table:style-name="ce1">
            <text:p>side2_normalized</text:p>
          </table:table-cell>
          <table:table-cell office:value-type="string" table:style-name="ce1">
            <text:p>side2_score</text:p>
          </table:table-cell>
          <table:table-cell office:value-type="string" table:style-name="ce1">
            <text:p>unsat</text:p>
          </table:table-cell>
          <table:table-cell office:value-type="string" table:style-name="ce1">
            <text:p>yhh_planarity</text:p>
          </table:table-cell>
          <table:table-cell office:value-type="string" table:style-name="ce1">
            <text:p>description</text:p>
          </table:table-cell>
          <table:table-cell table:number-columns-repeated="16339"/>
        </table:table-row>
        <table:table-row table:style-name="ro1">
          <table:table-cell office:value-type="string" table:style-name="ce1">
            <text:p>SCORE:</text:p>
          </table:table-cell>
          <table:table-cell office:value-type="float" office:value="-1761.875" table:style-name="ce1">
            <text:p>-1761,875</text:p>
          </table:table-cell>
          <table:table-cell office:value-type="float" office:value="8" table:style-name="ce1">
            <text:p>8</text:p>
          </table:table-cell>
          <table:table-cell office:value-type="float" office:value="-2.976" table:style-name="ce1">
            <text:p>-2,976</text:p>
          </table:table-cell>
          <table:table-cell office:value-type="float" office:value="-72.444999999999993" table:style-name="ce1">
            <text:p>-72,445</text:p>
          </table:table-cell>
          <table:table-cell office:value-type="float" office:value="-3.214" table:style-name="ce1">
            <text:p>-3,214</text:p>
          </table:table-cell>
          <table:table-cell office:value-type="float" office:value="-70.099000000000004" table:style-name="ce1">
            <text:p>-70,099</text:p>
          </table:table-cell>
          <table:table-cell office:value-type="float" office:value="-3.11" table:style-name="ce1">
            <text:p>-3,11</text:p>
          </table:table-cell>
          <table:table-cell office:value-type="float" office:value="1523.424" table:style-name="ce1">
            <text:p>1523,424</text:p>
          </table:table-cell>
          <table:table-cell office:value-type="float" office:value="2254.3180000000002" table:style-name="ce1">
            <text:p>2254,318</text:p>
          </table:table-cell>
          <table:table-cell office:value-type="float" office:value="730.89400000000001" table:style-name="ce1">
            <text:p>730,894</text:p>
          </table:table-cell>
          <table:table-cell office:value-type="float" office:value="-70.099000000000004" table:style-name="ce1">
            <text:p>-70,099</text:p>
          </table:table-cell>
          <table:table-cell office:value-type="float" office:value="16" table:style-name="ce1">
            <text:p>16</text:p>
          </table:table-cell>
          <table:table-cell office:value-type="float" office:value="-8.2479999999999993" table:style-name="ce1">
            <text:p>-8,248</text:p>
          </table:table-cell>
          <table:table-cell office:value-type="float" office:value="-3632.3159999999998" table:style-name="ce1">
            <text:p>-3632,316</text:p>
          </table:table-cell>
          <table:table-cell office:value-type="float" office:value="647.44600000000003" table:style-name="ce1">
            <text:p>647,446</text:p>
          </table:table-cell>
          <table:table-cell office:value-type="float" office:value="-937.70799999999997" table:style-name="ce1">
            <text:p>-937,708</text:p>
          </table:table-cell>
          <table:table-cell office:value-type="float" office:value="6.4610000000000003" table:style-name="ce1">
            <text:p>6,461</text:p>
          </table:table-cell>
          <table:table-cell office:value-type="float" office:value="108.938" table:style-name="ce1">
            <text:p>108,938</text:p>
          </table:table-cell>
          <table:table-cell office:value-type="float" office:value="492.19400000000002" table:style-name="ce1">
            <text:p>492,194</text:p>
          </table:table-cell>
          <table:table-cell office:value-type="float" office:value="1989.769" table:style-name="ce1">
            <text:p>1989,769</text:p>
          </table:table-cell>
          <table:table-cell office:value-type="float" office:value="0.13" table:style-name="ce1">
            <text:p>0,13</text:p>
          </table:table-cell>
          <table:table-cell office:value-type="float" office:value="-138.35499999999999" table:style-name="ce1">
            <text:p>-138,355</text:p>
          </table:table-cell>
          <table:table-cell office:value-type="float" office:value="-118.57" table:style-name="ce1">
            <text:p>-118,57</text:p>
          </table:table-cell>
          <table:table-cell office:value-type="float" office:value="-104.857" table:style-name="ce1">
            <text:p>-104,857</text:p>
          </table:table-cell>
          <table:table-cell office:value-type="float" office:value="-184.393" table:style-name="ce1">
            <text:p>-184,393</text:p>
          </table:table-cell>
          <table:table-cell office:value-type="float" office:value="9" table:style-name="ce1">
            <text:p>9</text:p>
          </table:table-cell>
          <table:table-cell office:value-type="float" office:value="-79.516000000000005" table:style-name="ce1">
            <text:p>-79,516</text:p>
          </table:table-cell>
          <table:table-cell office:value-type="float" office:value="592" table:style-name="ce1">
            <text:p>592</text:p>
          </table:table-cell>
          <table:table-cell office:value-type="float" office:value="81" table:style-name="ce1">
            <text:p>81</text:p>
          </table:table-cell>
          <table:table-cell office:value-type="float" office:value="52.241999999999997" table:style-name="ce1">
            <text:p>52,242</text:p>
          </table:table-cell>
          <table:table-cell office:value-type="float" office:value="-150.09700000000001" table:style-name="ce1">
            <text:p>-150,097</text:p>
          </table:table-cell>
          <table:table-cell office:value-type="float" office:value="0.64400000000000002" table:style-name="ce1">
            <text:p>0,644</text:p>
          </table:table-cell>
          <table:table-cell office:value-type="float" office:value="-3.286" table:style-name="ce1">
            <text:p>-3,286</text:p>
          </table:table-cell>
          <table:table-cell office:value-type="float" office:value="6.2969999999999997" table:style-name="ce1">
            <text:p>6,297</text:p>
          </table:table-cell>
          <table:table-cell office:value-type="float" office:value="39.887" table:style-name="ce1">
            <text:p>39,887</text:p>
          </table:table-cell>
          <table:table-cell office:value-type="float" office:value="247.447" table:style-name="ce1">
            <text:p>247,447</text:p>
          </table:table-cell>
          <table:table-cell office:value-type="float" office:value="0.69799999999999995" table:style-name="ce1">
            <text:p>0,698</text:p>
          </table:table-cell>
          <table:table-cell office:value-type="float" office:value="-3.206" table:style-name="ce1">
            <text:p>-3,206</text:p>
          </table:table-cell>
          <table:table-cell office:value-type="float" office:value="-163.50800000000001" table:style-name="ce1">
            <text:p>-163,508</text:p>
          </table:table-cell>
          <table:table-cell office:value-type="float" office:value="-3.4209999999999998" table:style-name="ce1">
            <text:p>-3,421</text:p>
          </table:table-cell>
          <table:table-cell office:value-type="float" office:value="-102.637" table:style-name="ce1">
            <text:p>-102,637</text:p>
          </table:table-cell>
          <table:table-cell office:value-type="float" office:value="116" table:style-name="ce1">
            <text:p>116</text:p>
          </table:table-cell>
          <table:table-cell office:value-type="float" office:value="1.5069999999999999" table:style-name="ce1">
            <text:p>1,507</text:p>
          </table:table-cell>
          <table:table-cell office:value-type="string" table:style-name="ce1">
            <text:p>1B41_0001_0013</text:p>
          </table:table-cell>
          <table:table-cell table:number-columns-repeated="16339"/>
        </table:table-row>
        <table:table-row table:style-name="ro1">
          <table:table-cell office:value-type="string" table:style-name="ce1">
            <text:p>SCORE:</text:p>
          </table:table-cell>
          <table:table-cell office:value-type="float" office:value="-1762.7449999999999" table:style-name="ce1">
            <text:p>-1762,745</text:p>
          </table:table-cell>
          <table:table-cell office:value-type="float" office:value="8" table:style-name="ce1">
            <text:p>8</text:p>
          </table:table-cell>
          <table:table-cell office:value-type="float" office:value="-2.9780000000000002" table:style-name="ce1">
            <text:p>-2,978</text:p>
          </table:table-cell>
          <table:table-cell office:value-type="float" office:value="-71.263000000000005" table:style-name="ce1">
            <text:p>-71,263</text:p>
          </table:table-cell>
          <table:table-cell office:value-type="float" office:value="-3.2120000000000002" table:style-name="ce1">
            <text:p>-3,212</text:p>
          </table:table-cell>
          <table:table-cell office:value-type="float" office:value="-70.117999999999995" table:style-name="ce1">
            <text:p>-70,118</text:p>
          </table:table-cell>
          <table:table-cell office:value-type="float" office:value="-3.16" table:style-name="ce1">
            <text:p>-3,16</text:p>
          </table:table-cell>
          <table:table-cell office:value-type="float" office:value="1500.1969999999999" table:style-name="ce1">
            <text:p>1500,197</text:p>
          </table:table-cell>
          <table:table-cell office:value-type="float" office:value="2218.7959999999998" table:style-name="ce1">
            <text:p>2218,796</text:p>
          </table:table-cell>
          <table:table-cell office:value-type="float" office:value="718.59900000000005" table:style-name="ce1">
            <text:p>718,599</text:p>
          </table:table-cell>
          <table:table-cell office:value-type="float" office:value="-70.001000000000005" table:style-name="ce1">
            <text:p>-70,001</text:p>
          </table:table-cell>
          <table:table-cell office:value-type="float" office:value="17" table:style-name="ce1">
            <text:p>17</text:p>
          </table:table-cell>
          <table:table-cell office:value-type="float" office:value="-8.2059999999999995" table:style-name="ce1">
            <text:p>-8,206</text:p>
          </table:table-cell>
          <table:table-cell office:value-type="float" office:value="-3635.0039999999999" table:style-name="ce1">
            <text:p>-3635,004</text:p>
          </table:table-cell>
          <table:table-cell office:value-type="float" office:value="647.17499999999995" table:style-name="ce1">
            <text:p>647,175</text:p>
          </table:table-cell>
          <table:table-cell office:value-type="float" office:value="-939.17200000000003" table:style-name="ce1">
            <text:p>-939,172</text:p>
          </table:table-cell>
          <table:table-cell office:value-type="float" office:value="6.4589999999999996" table:style-name="ce1">
            <text:p>6,459</text:p>
          </table:table-cell>
          <table:table-cell office:value-type="float" office:value="108.944" table:style-name="ce1">
            <text:p>108,944</text:p>
          </table:table-cell>
          <table:table-cell office:value-type="float" office:value="496.23500000000001" table:style-name="ce1">
            <text:p>496,235</text:p>
          </table:table-cell>
          <table:table-cell office:value-type="float" office:value="1989.8240000000001" table:style-name="ce1">
            <text:p>1989,824</text:p>
          </table:table-cell>
          <table:table-cell office:value-type="float" office:value="0.107" table:style-name="ce1">
            <text:p>0,107</text:p>
          </table:table-cell>
          <table:table-cell office:value-type="float" office:value="-139.143" table:style-name="ce1">
            <text:p>-139,143</text:p>
          </table:table-cell>
          <table:table-cell office:value-type="float" office:value="-118.42700000000001" table:style-name="ce1">
            <text:p>-118,427</text:p>
          </table:table-cell>
          <table:table-cell office:value-type="float" office:value="-103.31399999999999" table:style-name="ce1">
            <text:p>-103,314</text:p>
          </table:table-cell>
          <table:table-cell office:value-type="float" office:value="-184.452" table:style-name="ce1">
            <text:p>-184,452</text:p>
          </table:table-cell>
          <table:table-cell office:value-type="float" office:value="8" table:style-name="ce1">
            <text:p>8</text:p>
          </table:table-cell>
          <table:table-cell office:value-type="float" office:value="-79.623000000000005" table:style-name="ce1">
            <text:p>-79,623</text:p>
          </table:table-cell>
          <table:table-cell office:value-type="float" office:value="592" table:style-name="ce1">
            <text:p>592</text:p>
          </table:table-cell>
          <table:table-cell office:value-type="float" office:value="81" table:style-name="ce1">
            <text:p>81</text:p>
          </table:table-cell>
          <table:table-cell office:value-type="float" office:value="52.305999999999997" table:style-name="ce1">
            <text:p>52,306</text:p>
          </table:table-cell>
          <table:table-cell office:value-type="float" office:value="-149.57300000000001" table:style-name="ce1">
            <text:p>-149,573</text:p>
          </table:table-cell>
          <table:table-cell office:value-type="float" office:value="0.66200000000000003" table:style-name="ce1">
            <text:p>0,662</text:p>
          </table:table-cell>
          <table:table-cell office:value-type="float" office:value="-3.2930000000000001" table:style-name="ce1">
            <text:p>-3,293</text:p>
          </table:table-cell>
          <table:table-cell office:value-type="float" office:value="6.2279999999999998" table:style-name="ce1">
            <text:p>6,228</text:p>
          </table:table-cell>
          <table:table-cell office:value-type="float" office:value="39.433" table:style-name="ce1">
            <text:p>39,433</text:p>
          </table:table-cell>
          <table:table-cell office:value-type="float" office:value="246.005" table:style-name="ce1">
            <text:p>246,005</text:p>
          </table:table-cell>
          <table:table-cell office:value-type="float" office:value="0.70199999999999996" table:style-name="ce1">
            <text:p>0,702</text:p>
          </table:table-cell>
          <table:table-cell office:value-type="float" office:value="-3.194" table:style-name="ce1">
            <text:p>-3,194</text:p>
          </table:table-cell>
          <table:table-cell office:value-type="float" office:value="-162.87799999999999" table:style-name="ce1">
            <text:p>-162,878</text:p>
          </table:table-cell>
          <table:table-cell office:value-type="float" office:value="-3.4630000000000001" table:style-name="ce1">
            <text:p>-3,463</text:p>
          </table:table-cell>
          <table:table-cell office:value-type="float" office:value="-103.893" table:style-name="ce1">
            <text:p>-103,893</text:p>
          </table:table-cell>
          <table:table-cell office:value-type="float" office:value="114" table:style-name="ce1">
            <text:p>114</text:p>
          </table:table-cell>
          <table:table-cell office:value-type="float" office:value="1.56" table:style-name="ce1">
            <text:p>1,56</text:p>
          </table:table-cell>
          <table:table-cell office:value-type="string" table:style-name="ce1">
            <text:p>1B41_0001_0013_0096</text:p>
          </table:table-cell>
          <table:table-cell table:number-columns-repeated="16339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Gustavo Foltran Umbehaun</meta:initial-creator>
    <dc:creator>Gustavo Foltran Umbehaun</dc:creator>
    <meta:creation-date>2025-10-22T22:17:08Z</meta:creation-date>
    <dc:date>2025-10-22T22:17:08Z</dc:date>
  </office:meta>
</office:document-meta>
</file>